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5.338cm" fo:min-width="5.088cm"/>
    </style:style>
    <style:style style:name="gr2" style:family="graphic" style:parent-style-name="standard">
      <style:graphic-properties draw:textarea-horizontal-align="justify" draw:textarea-vertical-align="middle" draw:auto-grow-height="false" fo:min-height="1.909cm" fo:min-width="1.659cm"/>
    </style:style>
    <style:style style:name="gr3" style:family="graphic" style:parent-style-name="standard">
      <style:graphic-properties draw:textarea-horizontal-align="justify" draw:textarea-vertical-align="middle" draw:auto-grow-height="false" fo:min-height="1.782cm" fo:min-width="2.04cm"/>
    </style:style>
    <style:style style:name="gr4" style:family="graphic" style:parent-style-name="standard">
      <style:graphic-properties draw:stroke="none" svg:stroke-color="#000000" draw:fill="none" draw:fill-color="#ffffff" fo:min-height="1.042cm"/>
    </style:style>
    <style:style style:name="gr5" style:family="graphic" style:parent-style-name="standard">
      <style:graphic-properties draw:marker-start="Arrow" draw:marker-start-width="0.3cm" draw:textarea-vertical-align="middle"/>
    </style:style>
    <style:style style:name="gr6" style:family="graphic" style:parent-style-name="standard">
      <style:graphic-properties draw:stroke="none" svg:stroke-color="#000000" draw:fill="none" draw:fill-color="#ffffff" fo:min-height="0.512cm"/>
    </style:style>
    <style:style style:name="gr7" style:family="graphic" style:parent-style-name="standard">
      <style:graphic-properties draw:stroke="none" svg:stroke-color="#000000" draw:fill="none" draw:fill-color="#ffffff" fo:min-height="0.595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fo:min-height="0.737cm"/>
    </style:style>
    <style:style style:name="gr10" style:family="graphic" style:parent-style-name="standard">
      <style:graphic-properties draw:stroke="none" svg:stroke-color="#000000" draw:fill="none" draw:fill-color="#ffffff" fo:min-height="0.627cm"/>
    </style:style>
    <style:style style:name="gr11" style:family="graphic" style:parent-style-name="standard">
      <style:graphic-properties draw:stroke="none" svg:stroke-color="#000000" draw:fill="none" draw:fill-color="#ffffff" fo:min-height="5.211cm"/>
    </style:style>
    <style:style style:name="gr12" style:family="graphic" style:parent-style-name="objectwithoutfill">
      <style:graphic-properties svg:stroke-width="0.102cm" svg:stroke-color="#000000" draw:marker-start-width="0.509cm" draw:marker-end-width="0.509cm" draw:fill="none"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fo:min-height="3.941cm"/>
    </style:style>
    <style:style style:name="gr14" style:family="graphic" style:parent-style-name="objectwithoutfill">
      <style:graphic-properties draw:stroke="dash" draw:stroke-dash="Fine_20_Dashed" svg:stroke-color="#000000" draw:fill="none" draw:textarea-vertical-align="middle"/>
    </style:style>
    <style:style style:name="gr15" style:family="graphic" style:parent-style-name="standard">
      <style:graphic-properties draw:stroke="none" svg:stroke-color="#000000" draw:fill="none" draw:fill-color="#ffffff" fo:min-height="0.766cm"/>
    </style:style>
    <style:style style:name="P1" style:family="paragraph">
      <style:paragraph-properties fo:text-align="center"/>
    </style:style>
    <style:style style:name="P2" style:family="paragraph">
      <style:text-properties fo:font-size="14pt" style:font-size-asian="18pt" style:font-size-complex="18pt"/>
    </style:style>
    <style:style style:name="P3" style:family="paragraph">
      <loext:graphic-properties draw:fill="none" draw:fill-color="#ffffff"/>
      <style:text-properties fo:font-size="14pt" style:font-size-asian="18pt" style:font-size-complex="18pt"/>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style:text-properties fo:font-size="12pt" style:font-size-asian="18pt" style:font-size-complex="18pt"/>
    </style:style>
    <style:style style:name="P7" style:family="paragraph">
      <loext:graphic-properties draw:fill="none" draw:fill-color="#ffffff"/>
      <style:text-properties fo:font-size="12pt" style:font-size-asian="18pt" style:font-size-complex="18pt"/>
    </style:style>
    <style:style style:name="T1" style:family="text">
      <style:text-properties fo:font-size="14pt" style:font-size-asian="18pt" style:font-size-complex="18pt"/>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controls" svg:width="5.588cm" svg:height="5.588cm" svg:x="1cm" svg:y="1.508cm">
          <text:p/>
          <draw:enhanced-geometry svg:viewBox="0 0 21600 21600" draw:type="rectangle" draw:enhanced-path="M 0 0 L 21600 0 21600 21600 0 21600 0 0 Z N"/>
        </draw:custom-shape>
        <draw:custom-shape draw:style-name="gr1" draw:text-style-name="P1" draw:layer="controls" svg:width="5.588cm" svg:height="5.588cm" svg:x="15.002cm" svg:y="1.508cm">
          <text:p/>
          <draw:enhanced-geometry svg:viewBox="0 0 21600 21600" draw:type="rectangle" draw:enhanced-path="M 0 0 L 21600 0 21600 21600 0 21600 0 0 Z N"/>
        </draw:custom-shape>
        <draw:custom-shape draw:style-name="gr2" draw:text-style-name="P1" draw:layer="controls" svg:width="2.159cm" svg:height="2.159cm" svg:x="7.731cm" svg:y="4.81cm">
          <text:p/>
          <draw:enhanced-geometry svg:viewBox="0 0 21600 21600" draw:type="rectangle" draw:enhanced-path="M 0 0 L 21600 0 21600 21600 0 21600 0 0 Z N"/>
        </draw:custom-shape>
        <draw:custom-shape draw:style-name="gr2" draw:text-style-name="P1" draw:layer="controls" svg:width="2.159cm" svg:height="2.159cm" svg:x="7.731cm" svg:y="4.81cm">
          <text:p/>
          <draw:enhanced-geometry svg:viewBox="0 0 21600 21600" draw:type="rectangle" draw:enhanced-path="M 0 0 L 21600 0 21600 21600 0 21600 0 0 Z N"/>
        </draw:custom-shape>
        <draw:custom-shape draw:style-name="gr3" draw:text-style-name="P1" draw:layer="controls" svg:width="2.54cm" svg:height="2.032cm" svg:x="11.287cm" svg:y="4.937cm">
          <text:p/>
          <draw:enhanced-geometry svg:viewBox="0 0 21600 21600" draw:type="rectangle" draw:enhanced-path="M 0 0 L 21600 0 21600 21600 0 21600 0 0 Z N"/>
        </draw:custom-shape>
        <draw:frame draw:style-name="gr4" draw:text-style-name="P3" draw:layer="controls" svg:width="5.08cm" svg:height="1.353cm" svg:x="1.254cm" svg:y="1.867cm">
          <draw:text-box>
            <text:p text:style-name="P2"><text:span text:style-name="T1">Touchscreen monitor</text:span></text:p>
          </draw:text-box>
        </draw:frame>
        <draw:custom-shape draw:style-name="gr2" draw:text-style-name="P1" draw:layer="controls" svg:width="2.159cm" svg:height="2.159cm" svg:x="7.731cm" svg:y="4.81cm">
          <text:p/>
          <draw:enhanced-geometry svg:viewBox="0 0 21600 21600" draw:type="rectangle" draw:enhanced-path="M 0 0 L 21600 0 21600 21600 0 21600 0 0 Z N"/>
        </draw:custom-shape>
        <draw:frame draw:style-name="gr4" draw:text-style-name="P3" draw:layer="controls" svg:width="5.08cm" svg:height="1.292cm" svg:x="15.224cm" svg:y="1.762cm">
          <draw:text-box>
            <text:p text:style-name="P2"><text:span text:style-name="T1">Switch Dock</text:span></text:p>
          </draw:text-box>
        </draw:frame>
        <draw:line draw:style-name="gr5" draw:text-style-name="P1" draw:layer="controls" svg:x1="6.588cm" svg:y1="2.905cm" svg:x2="14.97cm" svg:y2="2.905cm">
          <text:p/>
        </draw:line>
        <draw:frame draw:style-name="gr6" draw:text-style-name="P4" draw:layer="controls" svg:width="2.286cm" svg:height="0.962cm" svg:x="9.636cm" svg:y="1.889cm">
          <draw:text-box>
            <text:p>HDMI</text:p>
          </draw:text-box>
        </draw:frame>
        <draw:frame draw:style-name="gr7" draw:text-style-name="P3" draw:layer="controls" svg:width="1.651cm" svg:height="0.845cm" svg:x="7.985cm" svg:y="4.981cm">
          <draw:text-box>
            <text:p text:style-name="P2"><text:span text:style-name="T1">Pi</text:span></text:p>
          </draw:text-box>
        </draw:frame>
        <draw:frame draw:style-name="gr7" draw:text-style-name="P3" draw:layer="controls" svg:width="3.175cm" svg:height="0.845cm" svg:x="11.131cm" svg:y="5.064cm">
          <draw:text-box>
            <text:p text:style-name="P2"><text:span text:style-name="T1">Trinket M0</text:span></text:p>
          </draw:text-box>
        </draw:frame>
        <draw:line draw:style-name="gr8" draw:text-style-name="P5" draw:layer="controls" svg:x1="6.588cm" svg:y1="5.826cm" svg:x2="7.731cm" svg:y2="5.826cm">
          <text:p/>
        </draw:line>
        <draw:line draw:style-name="gr8" draw:text-style-name="P5" draw:layer="controls" svg:x1="9.89cm" svg:y1="5.826cm" svg:x2="11.414cm" svg:y2="5.826cm">
          <text:p/>
        </draw:line>
        <draw:line draw:style-name="gr8" draw:text-style-name="P5" draw:layer="controls" svg:x1="13.827cm" svg:y1="5.826cm" svg:x2="15.097cm" svg:y2="5.826cm">
          <text:p/>
        </draw:line>
        <draw:frame draw:style-name="gr9" draw:text-style-name="P4" draw:layer="controls" svg:width="1.905cm" svg:height="0.987cm" svg:x="4.81cm" svg:y="5.347cm">
          <draw:text-box>
            <text:p>USB</text:p>
          </draw:text-box>
        </draw:frame>
        <draw:frame draw:style-name="gr9" draw:text-style-name="P4" draw:layer="controls" svg:width="1.905cm" svg:height="0.987cm" svg:x="15.097cm" svg:y="5.347cm">
          <draw:text-box>
            <text:p>USB</text:p>
          </draw:text-box>
        </draw:frame>
        <draw:frame draw:style-name="gr10" draw:text-style-name="P7" draw:layer="controls" svg:width="1.651cm" svg:height="0.877cm" svg:x="9.763cm" svg:y="5.064cm">
          <draw:text-box>
            <text:p text:style-name="P6"><text:span text:style-name="T2">UART</text:span></text:p>
          </draw:text-box>
        </draw:frame>
        <draw:frame draw:style-name="gr11" draw:text-style-name="P4" draw:layer="controls" svg:width="18.542cm" svg:height="5.461cm" svg:x="1.508cm" svg:y="7.604cm">
          <draw:text-box>
            <text:p>This works like the MegaMix Tap Play but on an external monitor instead of the Switch screen. The game play goes from the Switch dock to the monitor HDMI input. The monitor USB touchscreen goes out to the Raspberry Pi. The Pi converts the touchscreen slider and buttons to HID reports. The HID reports go out a UART to a Trinket M0 emulating a USB Switch gamepad. This is mostly working.</text:p>
          </draw:text-box>
        </draw:frame>
        <draw:line draw:style-name="gr12" draw:text-style-name="P5" draw:layer="controls" svg:x1="1.254cm" svg:y1="13.954cm" svg:x2="19.923cm" svg:y2="13.954cm">
          <text:p/>
        </draw:line>
        <draw:custom-shape draw:style-name="gr1" draw:text-style-name="P1" draw:layer="controls" svg:width="5.588cm" svg:height="5.588cm" svg:x="1cm" svg:y="14.462cm">
          <text:p/>
          <draw:enhanced-geometry svg:viewBox="0 0 21600 21600" draw:type="rectangle" draw:enhanced-path="M 0 0 L 21600 0 21600 21600 0 21600 0 0 Z N"/>
        </draw:custom-shape>
        <draw:custom-shape draw:style-name="gr1" draw:text-style-name="P1" draw:layer="controls" svg:width="5.588cm" svg:height="5.588cm" svg:x="15.002cm" svg:y="14.462cm">
          <text:p/>
          <draw:enhanced-geometry svg:viewBox="0 0 21600 21600" draw:type="rectangle" draw:enhanced-path="M 0 0 L 21600 0 21600 21600 0 21600 0 0 Z N"/>
        </draw:custom-shape>
        <draw:custom-shape draw:style-name="gr2" draw:text-style-name="P1" draw:layer="controls" svg:width="2.159cm" svg:height="2.159cm" svg:x="7.731cm" svg:y="17.764cm">
          <text:p/>
          <draw:enhanced-geometry svg:viewBox="0 0 21600 21600" draw:type="rectangle" draw:enhanced-path="M 0 0 L 21600 0 21600 21600 0 21600 0 0 Z N"/>
        </draw:custom-shape>
        <draw:custom-shape draw:style-name="gr2" draw:text-style-name="P1" draw:layer="controls" svg:width="2.159cm" svg:height="2.159cm" svg:x="7.731cm" svg:y="17.764cm">
          <text:p/>
          <draw:enhanced-geometry svg:viewBox="0 0 21600 21600" draw:type="rectangle" draw:enhanced-path="M 0 0 L 21600 0 21600 21600 0 21600 0 0 Z N"/>
        </draw:custom-shape>
        <draw:frame draw:style-name="gr4" draw:text-style-name="P3" draw:layer="controls" svg:width="5.08cm" svg:height="1.353cm" svg:x="1.254cm" svg:y="14.821cm">
          <draw:text-box>
            <text:p text:style-name="P2"><text:span text:style-name="T1">Touchscreen monitor</text:span></text:p>
          </draw:text-box>
        </draw:frame>
        <draw:custom-shape draw:style-name="gr2" draw:text-style-name="P1" draw:layer="controls" svg:width="2.159cm" svg:height="2.159cm" svg:x="7.731cm" svg:y="17.764cm">
          <text:p/>
          <draw:enhanced-geometry svg:viewBox="0 0 21600 21600" draw:type="rectangle" draw:enhanced-path="M 0 0 L 21600 0 21600 21600 0 21600 0 0 Z N"/>
        </draw:custom-shape>
        <draw:frame draw:style-name="gr4" draw:text-style-name="P3" draw:layer="controls" svg:width="5.08cm" svg:height="1.292cm" svg:x="15.224cm" svg:y="14.716cm">
          <draw:text-box>
            <text:p text:style-name="P2"><text:span text:style-name="T1">Switch Dock</text:span></text:p>
          </draw:text-box>
        </draw:frame>
        <draw:line draw:style-name="gr5" draw:text-style-name="P1" draw:layer="controls" svg:x1="6.588cm" svg:y1="15.859cm" svg:x2="14.97cm" svg:y2="15.859cm">
          <text:p/>
        </draw:line>
        <draw:frame draw:style-name="gr6" draw:text-style-name="P4" draw:layer="controls" svg:width="2.286cm" svg:height="0.962cm" svg:x="9.636cm" svg:y="14.843cm">
          <draw:text-box>
            <text:p>HDMI</text:p>
          </draw:text-box>
        </draw:frame>
        <draw:frame draw:style-name="gr7" draw:text-style-name="P3" draw:layer="controls" svg:width="1.651cm" svg:height="0.845cm" svg:x="7.985cm" svg:y="17.935cm">
          <draw:text-box>
            <text:p text:style-name="P2"><text:span text:style-name="T1">Pi</text:span></text:p>
          </draw:text-box>
        </draw:frame>
        <draw:line draw:style-name="gr8" draw:text-style-name="P5" draw:layer="controls" svg:x1="6.588cm" svg:y1="18.78cm" svg:x2="7.731cm" svg:y2="18.78cm">
          <text:p/>
        </draw:line>
        <draw:frame draw:style-name="gr9" draw:text-style-name="P4" draw:layer="controls" svg:width="1.905cm" svg:height="0.987cm" svg:x="4.81cm" svg:y="18.301cm">
          <draw:text-box>
            <text:p>USB</text:p>
          </draw:text-box>
        </draw:frame>
        <draw:frame draw:style-name="gr13" draw:text-style-name="P4" draw:layer="controls" svg:width="18.542cm" svg:height="4.191cm" svg:x="1.508cm" svg:y="20.558cm">
          <draw:text-box>
            <text:p>This variation eliminates the Trinket M0 by using the Pi Bluetooth to communicate with the Switch. The Pi emulates a Nintendo Pro Controller in wireless mode. The advantage is no soldering. A Pi 4 is being used for development but a Pi Zero W may be sufficient. No work on this so far.</text:p>
          </draw:text-box>
        </draw:frame>
        <draw:path draw:style-name="gr14" draw:text-style-name="P5" draw:layer="controls" svg:width="5.163cm" svg:height="0.502cm" draw:transform="rotate (-0.100880030765272) translate (9.89012123282323cm 18.2718244492719cm)" svg:viewBox="0 0 5164 503" svg:d="M0 249c362 34 717-6 1079-42 362-37 723-297 1066-175 265 94-1208 561-282 456 333-38 673-55 1007-102 358-50 687-253 1060-239 348 13 699-22 1039-105l195-20">
          <text:p/>
        </draw:path>
        <draw:frame draw:style-name="gr15" draw:text-style-name="P3" draw:layer="controls" svg:width="2.794cm" svg:height="1.016cm" svg:x="11.16cm" svg:y="17.764cm">
          <draw:text-box>
            <text:p text:style-name="P2"><text:span text:style-name="T1">Bluetoot</text:span><text:span text:style-name="T1">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13T12:31:59.329785679</meta:creation-date>
    <dc:date>2020-09-13T14:21:13.684210651</dc:date>
    <meta:editing-duration>PT13M16S</meta:editing-duration>
    <meta:editing-cycles>2</meta:editing-cycles>
    <meta:generator>LibreOffice/6.0.7.3$Linux_X86_64 LibreOffice_project/00m0$Build-3</meta:generator>
    <meta:document-statistic meta:object-count="35"/>
  </office:meta>
</office:document-meta>
</file>